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08aaa" officeooo:paragraph-rsid="00008aaa"/>
    </style:style>
    <style:style style:name="P2" style:family="paragraph" style:parent-style-name="Standard" style:list-style-name="L2">
      <style:text-properties officeooo:paragraph-rsid="00008aaa"/>
    </style:style>
    <style:style style:name="P3" style:family="paragraph" style:parent-style-name="Standard" style:list-style-name="L2">
      <style:text-properties officeooo:rsid="0001c5f4" officeooo:paragraph-rsid="0001c5f4"/>
    </style:style>
    <style:style style:name="P4" style:family="paragraph" style:parent-style-name="Standard" style:list-style-name="L2">
      <style:text-properties officeooo:rsid="00022131" officeooo:paragraph-rsid="00022131"/>
    </style:style>
    <style:style style:name="P5" style:family="paragraph" style:parent-style-name="Standard" style:list-style-name="L2">
      <style:text-properties officeooo:rsid="0003974e" officeooo:paragraph-rsid="0003974e"/>
    </style:style>
    <style:style style:name="P6" style:family="paragraph" style:parent-style-name="Standard" style:list-style-name="L2">
      <style:text-properties officeooo:rsid="000eddf8" officeooo:paragraph-rsid="000eddf8"/>
    </style:style>
    <style:style style:name="P7" style:family="paragraph" style:parent-style-name="Standard" style:list-style-name="L2">
      <style:text-properties officeooo:rsid="0010d69a" officeooo:paragraph-rsid="0010d69a"/>
    </style:style>
    <style:style style:name="P8" style:family="paragraph" style:parent-style-name="Standard" style:list-style-name="L2">
      <style:text-properties officeooo:rsid="00115785" officeooo:paragraph-rsid="00115785"/>
    </style:style>
    <style:style style:name="P9" style:family="paragraph" style:parent-style-name="Standard" style:list-style-name="L2">
      <style:text-properties officeooo:rsid="001332cd" officeooo:paragraph-rsid="001332cd"/>
    </style:style>
    <style:style style:name="P10" style:family="paragraph" style:parent-style-name="Standard" style:list-style-name="L2">
      <style:text-properties officeooo:rsid="0013df0f" officeooo:paragraph-rsid="0013df0f"/>
    </style:style>
    <style:style style:name="P11" style:family="paragraph" style:parent-style-name="Standard" style:list-style-name="L2">
      <style:text-properties officeooo:rsid="001466a6" officeooo:paragraph-rsid="001466a6"/>
    </style:style>
    <style:style style:name="P12" style:family="paragraph" style:parent-style-name="Standard" style:list-style-name="L2">
      <style:text-properties officeooo:rsid="00188045" officeooo:paragraph-rsid="00188045"/>
    </style:style>
    <style:style style:name="P13" style:family="paragraph" style:parent-style-name="Standard" style:list-style-name="L2">
      <style:text-properties officeooo:rsid="00195001" officeooo:paragraph-rsid="00195001"/>
    </style:style>
    <style:style style:name="P14" style:family="paragraph" style:parent-style-name="Standard" style:list-style-name="L2">
      <style:text-properties officeooo:rsid="001a91ae" officeooo:paragraph-rsid="001a91ae"/>
    </style:style>
    <style:style style:name="P15" style:family="paragraph" style:parent-style-name="Standard" style:list-style-name="L2">
      <style:text-properties officeooo:rsid="001e0d32" officeooo:paragraph-rsid="001e0d32"/>
    </style:style>
    <style:style style:name="T1" style:family="text">
      <style:text-properties officeooo:rsid="00008aaa"/>
    </style:style>
    <style:style style:name="T2" style:family="text">
      <style:text-properties officeooo:rsid="00022131"/>
    </style:style>
    <style:style style:name="T3" style:family="text">
      <style:text-properties officeooo:rsid="0003937a"/>
    </style:style>
    <style:style style:name="T4" style:family="text">
      <style:text-properties officeooo:rsid="00059115"/>
    </style:style>
    <style:style style:name="T5" style:family="text">
      <style:text-properties officeooo:rsid="000fc4f9"/>
    </style:style>
    <style:style style:name="T6" style:family="text">
      <style:text-properties officeooo:rsid="0013df0f"/>
    </style:style>
    <style:style style:name="T7" style:family="text">
      <style:text-properties officeooo:rsid="00188045"/>
    </style:style>
    <style:style style:name="T8" style:family="text">
      <style:text-properties officeooo:rsid="001ae20c"/>
    </style:style>
    <style:style style:name="T9" style:family="text">
      <style:text-properties officeooo:rsid="001c7f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70056764153232496" text:style-name="L2">
        <text:list-item>
          <text:p text:style-name="P1">I begin with a short Overview</text:p>
          <text:list>
            <text:list-item>
              <text:p text:style-name="P1">First, I would like Motivate the Key words “SA”, analytic, direct and adjoint in a quick introduction ijn order to make my point why this is an intersting issue.</text:p>
            </text:list-item>
            <text:list-item>
              <text:p text:style-name="P1">I will then quickly review the topic of aerodynamic optimization particulary gradient-based optimization, which directly gets me to section3:</text:p>
            </text:list-item>
            <text:list-item>
              <text:p text:style-name="P1">Sensitivity Analyisis. Since this was the main focus of my thesis, I will spend some time there</text:p>
            </text:list-item>
            <text:list-item>
              <text:p text:style-name="P1">In Section 4, I will shortly introduce the numerical framework I’ve been using at the FRG, before I move on to the</text:p>
            </text:list-item>
            <text:list-item>
              <text:p text:style-name="P1">Verification of my implemented methods and a quick final</text:p>
            </text:list-item>
            <text:list-item>
              <text:p text:style-name="P1">Example</text:p>
            </text:list-item>
          </text:list>
        </text:list-item>
        <text:list-item>
          <text:p text:style-name="P2"><text:span text:style-name="T1">We begin with a short motivational slide</text:span></text:p>
          <text:list>
            <text:list-item>
              <text:p text:style-name="P3">First of all: Why Sensitivity Analysis</text:p>
              <text:list>
                <text:list-item>
                  <text:p text:style-name="P3">Well, Sensitivies might be interesting for a number of reasons. The main motivation for me lay on Gradient based optimization, however.</text:p>
                </text:list-item>
                <text:list-item>
                  <text:p text:style-name="P3">Secondly, we use an ambedded framework -and I will explain shortly what that means- for a number of reasons.</text:p>
                  <text:list>
                    <text:list-item>
                      <text:p text:style-name="P3">Complex flows</text:p>
                    </text:list-item>
                    <text:list-item>
                      <text:p text:style-name="P3">Complex geometries</text:p>
                    </text:list-item>
                  </text:list>
                </text:list-item>
                <text:list-item>
                  <text:p text:style-name="P3">Finnaly, we chose to do those gradients analytically, for reasons of accuracy and numerical robustness</text:p>
                </text:list-item>
              </text:list>
            </text:list-item>
          </text:list>
        </text:list-item>
        <text:list-item>
          <text:p text:style-name="P3">As, mentioned, I did my thesis at the Farhat Resaerch group at Stanford university. Particularly I worked <text:span text:style-name="T2">in the AERO-suite</text:span></text:p>
          <text:list>
            <text:list-item>
              <text:p text:style-name="P4">AERO-F → flow solver</text:p>
            </text:list-item>
            <text:list-item>
              <text:p text:style-name="P4">AERO-S → Structure solver</text:p>
            </text:list-item>
            <text:list-item>
              <text:p text:style-name="P4">staggered algorithm to do FSI <text:span text:style-name="T3">(Matcher)</text:span></text:p>
            </text:list-item>
          </text:list>
        </text:list-item>
        <text:list-item>
          <text:p text:style-name="P5">I mentioned my overall motivtion was aerodynamic shape-optimization</text:p>
          <text:list>
            <text:list-item>
              <text:p text:style-name="P5">Now, here is a visualization of a typical optimization workflow</text:p>
              <text:list>
                <text:list-item>
                  <text:p text:style-name="P5">begin with optimizer</text:p>
                </text:list-item>
                <text:list-item>
                  <text:p text:style-name="P5">Shape modification</text:p>
                </text:list-item>
                <text:list-item>
                  <text:p text:style-name="P5">Mesh procedure in embedded not relevant!</text:p>
                </text:list-item>
                <text:list-item>
                  <text:p text:style-name="P5">While a setup the full loop, my work lay on the <text:span text:style-name="T4">computation of the Gradients aks Sensitivities</text:span></text:p>
                </text:list-item>
              </text:list>
            </text:list-item>
          </text:list>
        </text:list-item>
        <text:list-item>
          <text:p text:style-name="P6">Now, lets have a quick look on to how the equations look like</text:p>
          <text:list>
            <text:list-item>
              <text:p text:style-name="P6">We want to optimize some kind ob ohjective, that is dependent on <text:span text:style-name="T5">the fluid state w and the shape of the obstacle s</text:span></text:p>
            </text:list-item>
            <text:list-item>
              <text:p text:style-name="P7">Since we are looking on a steady state, we know that the residual is zero</text:p>
            </text:list-item>
            <text:list-item>
              <text:p text:style-name="P7">Furhther more, equality and inequality constraints are prescribed</text:p>
            </text:list-item>
            <text:list-item>
              <text:p text:style-name="P7">We want to find theoptimal values for the shape parameters s; A gradient based optimizer required the fluid sensitivities to do that</text:p>
            </text:list-item>
          </text:list>
        </text:list-item>
        <text:list-item>
          <text:p text:style-name="P7">I therefore want to cast a quick look on the question of how to obtain those gradients.</text:p>
          <text:list>
            <text:list-item>
              <text:p text:style-name="P8">By applying simple chain rules, we can find that the total derivative of the objective dunction with respect to the shape can be expressed via</text:p>
              <text:list>
                <text:list-item>
                  <text:p text:style-name="P9">partial derivative</text:p>
                </text:list-item>
                <text:list-item>
                  <text:p text:style-name="P9">chainr rule with repect to the fluid state</text:p>
                </text:list-item>
                <text:list-item>
                  <text:p text:style-name="P9">chain rule with respect to tha mesh position</text:p>
                </text:list-item>
                <text:list-item>
                  <text:p text:style-name="P9"><text:soft-page-break/>We only look into <text:span text:style-name="T6">dwds</text:span></text:p>
                </text:list-item>
              </text:list>
            </text:list-item>
            <text:list-item>
              <text:p text:style-name="P10">We can look into the steady state equations</text:p>
              <text:list>
                <text:list-item>
                  <text:p text:style-name="P10">stadey state → fluid residual = zero</text:p>
                </text:list-item>
              </text:list>
            </text:list-item>
          </text:list>
        </text:list-item>
        <text:list-item>
          <text:p text:style-name="P11">Derivative of dRds</text:p>
          <text:list>
            <text:list-item>
              <text:p text:style-name="P11">fluid residual consists of inviscid and viscous part</text:p>
              <text:list>
                <text:list-item>
                  <text:p text:style-name="P11">inviscid → hyperbolic</text:p>
                </text:list-item>
                <text:list-item>
                  <text:p text:style-name="P11">viscous → elliptic</text:p>
                </text:list-item>
                <text:list-item>
                  <text:p text:style-name="P11">FE formulation <text:span text:style-name="T7">for the viscous part</text:span></text:p>
                </text:list-item>
              </text:list>
            </text:list-item>
          </text:list>
        </text:list-item>
        <text:list-item>
          <text:p text:style-name="P12">Quick look into the numerical formulation</text:p>
          <text:list>
            <text:list-item>
              <text:p text:style-name="P12">FV</text:p>
            </text:list-item>
            <text:list-item>
              <text:p text:style-name="P12">inviscid and visocu part</text:p>
            </text:list-item>
            <text:list-item>
              <text:p text:style-name="P12">body-fitted and embedded formulation</text:p>
            </text:list-item>
            <text:list-item>
              <text:p text:style-name="P12">I focused on the embedded formulation (new)</text:p>
            </text:list-item>
            <text:list-item>
              <text:p text:style-name="P13">Vertex based FV → dual grid</text:p>
            </text:list-item>
            <text:list-item>
              <text:p text:style-name="P14">reconstructed interface for immersed <text:span text:style-name="T9">boundaries</text:span></text:p>
            </text:list-item>
            <text:list-item>
              <text:p text:style-name="P15">FIVER → second order globall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3:18:26.099480096</meta:creation-date>
    <dc:date>2017-06-25T18:56:23.601612460</dc:date>
    <meta:editing-duration>PT5H6M26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527" meta:character-count="2888" meta:non-whitespace-character-count="2461"/>
  </office:meta>
</office:document-meta>
</file>